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349375cm" style:use-optimal-column-width="true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>
      <style:map style:condition="of:cell-content()=2" style:apply-style-name="cf13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number-columns-repeated="16372" table:default-cell-style-name="ce1"/>
        <table:table-row table:style-name="ro1">
          <table:table-cell office:value-type="string" table:style-name="ce3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Year_of_Launch</text:p>
          </table:table-cell>
          <table:table-cell office:value-type="string" table:style-name="ce1">
            <text:p>Fat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bu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ctivit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ctivity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into merchant service 25.3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Town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Graf Spe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uttled 17.12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Hipp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uttled 2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ral Sche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g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5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k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kag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ium Ship since 11.6.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er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lgerie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27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me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nzi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ob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bit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uler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cher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ong Is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gus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izo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k Royal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hi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8.6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stori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a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taa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ear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March 196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ium Ship since 21.10.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ismarck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7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luecher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lz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retag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3.7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00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ounty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nberr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8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sablanc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entur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11)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nk 7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0.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to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iyod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Chitos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ok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hu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4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be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rad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old for Scrap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lumb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co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nte di Cavour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pah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ogue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nwal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rregido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unk 17.9.193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umberlan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Broken up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na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27.3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 Gras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e Grasse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utschland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renamed Luetzow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December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orset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5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ana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Damaged 7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guay-Trou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Decommissioned 19.3.195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Condemn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ag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Eagle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1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dinburg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Lost 2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ff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awkins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Wrecked 1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Zhaoh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d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Emde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ttled 3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ile Bert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Emile Berti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terpr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se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ium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ch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ormid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rankl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rut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unk 20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rges Leygue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iulio Cesar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onte di Cavour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Renamed Novorossiys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asgo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Jul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i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rageous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8.5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lo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lossus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8.8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neisenau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March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oriz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raf Zeppel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af Zeppeli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uttled 16.8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u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lask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August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gu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cunk 16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ich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chou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iq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tie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Hairong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airong</text:p>
          </table:table-cell>
          <table:table-cell office:value-type="float" office:value="1897" table:style-name="ce1">
            <text:p>1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Hancoc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9.197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arun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6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lena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13.11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erm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rmes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9.4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e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14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5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20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bart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nolul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od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dmiral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24.5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7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rnet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e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s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osh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u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ow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Hyu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buk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buki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22.11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llust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mper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ependenc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uttled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ian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ortland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unk 30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domitab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5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epi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ow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s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28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suz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wat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Sunk 26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zum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Izumo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Sunk 2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Bar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4.12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 de Vien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eanne d'Arc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eanne d'Arc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in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unk 13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eau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J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Hiyo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g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ganovich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6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iyo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crapped 1.9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0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lin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old for Scrap 12.4.196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rlsruh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9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41" table:style-name="ce1">
            <text:p>1941</text:p>
          </table:table-cell>
          <table:table-cell office:value-type="string" table:style-name="ce2">
            <text:p>Sunk 12.0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tori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8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atsur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lki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g George V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nugas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rutaka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3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ishi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15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r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rapped 22.2.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s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itak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30.1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l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nk 3.3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enigs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K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0.4.194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ong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ongo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unk 21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10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Kum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1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Galissonnier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 Motte-Picq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nk January 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angle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6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pzi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cuttled 11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mnos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Mississippi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Sunk 23.4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x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ttori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ounty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ng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ong Island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7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rrai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January 195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ouis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ampto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kin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1.1.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lay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nil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.9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blehea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cus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seillais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ry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ssachusett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uriti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own Colony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xim Gorki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old for Scrap 18.4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3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mph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am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ku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6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lwauk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Scrapped 10.12.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nneapol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issipp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old for Scr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issour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gam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lot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old for Scrap 4.4.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cal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La Galissonniere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er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ontpeli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sas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u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8.6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yok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6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ch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yok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5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7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g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to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nk 29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7.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shvill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ol do Chile 195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m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ato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henta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6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vad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unk 31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Jerse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Mexi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Mexico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crapped November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 York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Sunk 8.7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ewcast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old for Scrap August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3.9.193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isshi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isshin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2.7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o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6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Nuernberg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Leipzig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19.7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klaho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vada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7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mmaney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uttled 4.1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eg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iana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Sold for Scap 195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yod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Oyod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5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aden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leveland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nsylva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nsylvania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10.2.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nsacol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rth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1.3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trof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<text:s/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hoenix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rooklyn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2.5.198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ingha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hai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Renamed Yasoshim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o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nk 28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mauguet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guay-Trouin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cuttled 8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 of Wa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King George V (1939)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ce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24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inz Eug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dmiral Hipper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venc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retagne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een Elizabet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Quincy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leig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Omaha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dolp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ang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Rang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47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n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puls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nown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unk 10.12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soluti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ichelieu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Richelie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dne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els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m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unk 9.9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oyal Sovereig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Revenge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crapped 194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ho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yuj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Ryujo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Sunk 24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ginaw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7.11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int Loui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aint Louis</text:p>
          </table:table-cell>
          <table:table-cell office:value-type="float" office:value="1938" table:style-name="ce1">
            <text:p>1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aint Pau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ltimore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Broken up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.7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lt Lake Cit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Pensacola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Sunk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Die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Francisc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acint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ndependence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n Ju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lan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at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exington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nk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rgent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30.7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avo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29.2.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arnhorst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neisenau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6.12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ie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Blown up 4.5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chleswig-Holstein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utschland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nda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enda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.11.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tts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awachi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crapped 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amrock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May 195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an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ano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unk 29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i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iny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7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8.5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ho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oryu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Sunk 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outh Dako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South Dakota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crapp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eamer Bay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old for Scrap 29.8.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trasbourg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nkerque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cuttled 27.11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ffre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uffren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crapped 197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uzuy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Mogami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ydney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eander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Lost 19.11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ho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6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i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18.8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ka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kao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31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m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Kuma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unk 20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atsut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3.3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nesse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Tennessee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enryu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Sunk 18.12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x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York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conderog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Scrapped 197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irpitz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ismarck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2.11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e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ne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unk 14.7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ongj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Tongj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Tourvill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uquesne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Condemned 19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en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Sunk 14.6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ieste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rento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nk 194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uscaloos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ry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ryu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nk 19.12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Uny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aiyo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alian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ctori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llustrious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crapped 196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ncenne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ew Orleans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9.8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ittorio Venet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ttorio Veneto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4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Voroshilov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Kirov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ke Is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sablanc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old for Scrap 19.4.194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rspit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Queen Elizabeth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Scrapped 195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h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North Carolina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crapped 1960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crapped 197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asp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Wasp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15.9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est Virgi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olorado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crapped 1959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Wisconsi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Iowa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hag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Agano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shir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Fuso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amat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amato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Sunk 7.4.194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ingrui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Yorktow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Essex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usium Ship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orktown<text:s/>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Yorktown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7.7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bari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Yubari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Sunk 27.4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Yur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Nagara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Lost 25.10.194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ar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Zara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Sunk 29.3.194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haoh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Zhaohe</text:p>
          </table:table-cell>
          <table:table-cell office:value-type="float" office:value="1911" table:style-name="ce1">
            <text:p>19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Zuiho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Zuiho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Zuikaku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Shokaku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Sunk 25.10.1944</text:p>
          </table:table-cell>
          <table:table-cell table:number-columns-repeated="16379"/>
        </table:table-row>
        <table:table-row table:number-rows-repeated="1048245" table:style-name="ro1">
          <table:table-cell table:style-name="ce3"/>
          <table:table-cell table:number-columns-repeated="16383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E33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13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Carina</dc:creator>
    <meta:creation-date>2009-04-16T11:32:48Z</meta:creation-date>
    <dc:date>2017-07-12T10:18:22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